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8728" calcext:value-type="float">
            <text:p>121.6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4424" calcext:value-type="float">
            <text:p>118.4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64" calcext:value-type="float">
            <text:p>119.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3128" calcext:value-type="float">
            <text:p>114.9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052" calcext:value-type="float">
            <text:p>114.6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46" calcext:value-type="float">
            <text:p>113.0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201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692" calcext:value-type="float">
            <text:p>112.5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8432" calcext:value-type="float">
            <text:p>126.1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201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7784" calcext:value-type="float">
            <text:p>122.4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0184" calcext:value-type="float">
            <text:p>121.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8216" calcext:value-type="float">
            <text:p>116.0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9696" calcext:value-type="float">
            <text:p>112.6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6232" calcext:value-type="float">
            <text:p>112.3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888" calcext:value-type="float">
            <text:p>109.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1888" calcext:value-type="float">
            <text:p>105.0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200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3544" calcext:value-type="float">
            <text:p>103.7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200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9608" calcext:value-type="float">
            <text:p>105.8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248" calcext:value-type="float">
            <text:p>107.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199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4688" calcext:value-type="float">
            <text:p>108.3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016" calcext:value-type="float">
            <text:p>107.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1056" calcext:value-type="float">
            <text:p>108.2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444" calcext:value-type="float">
            <text:p>107.9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54576" calcext:value-type="float">
            <text:p>105.9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199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199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8568" calcext:value-type="float">
            <text:p>105.1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198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7736" calcext:value-type="float">
            <text:p>104.5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198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404" calcext:value-type="float">
            <text:p>104.7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0536" calcext:value-type="float">
            <text:p>104.1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1712" calcext:value-type="float">
            <text:p>102.8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198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2152" calcext:value-type="float">
            <text:p>102.5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198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6056" calcext:value-type="float">
            <text:p>102.5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2448" calcext:value-type="float">
            <text:p>101.8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7776" calcext:value-type="float">
            <text:p>101.0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197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1256" calcext:value-type="float">
            <text:p>98.4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197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8808" calcext:value-type="float">
            <text:p>95.6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105</text:p>
          </table:table-cell>
          <table:table-cell office:value-type="string" calcext:value-type="string">
            <text:p>196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